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Roboto, Oxygen-Sans, Ubuntu, Cantarell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" svg:font-family="inter, apple-system, BlinkMacSystemFont, 'segoe ui', roboto, oxygen-sans, ubuntu, cantarell, 'helvetica neue', sans-serif"/>
    <style:font-face style:name="pt sans narrow" svg:font-family="'pt sans narrow', apple-system, BlinkMacSystemFont, 'segoe ui', roboto, oxygen-sans, ubuntu, cantarell, 'helvetica neue', sans-serif"/>
  </office:font-face-decls>
  <office:automatic-styles>
    <style:style style:name="P1" style:family="paragraph" style:parent-style-name="Heading_20_1">
      <style:text-properties fo:font-variant="normal" fo:text-transform="none" style:font-name="pt sans narrow" fo:font-size="33pt" fo:letter-spacing="normal" fo:font-style="normal" fo:font-weight="bold" officeooo:rsid="00161a04" officeooo:paragraph-rsid="00161a04"/>
    </style:style>
    <style:style style:name="P2" style:family="paragraph" style:parent-style-name="Heading_20_1">
      <style:text-properties fo:font-variant="normal" fo:text-transform="none" style:font-name="pt sans narrow" fo:font-size="33pt" fo:letter-spacing="normal" fo:font-style="normal" fo:font-weight="bold" officeooo:rsid="0016664e" officeooo:paragraph-rsid="0016664e"/>
    </style:style>
    <style:style style:name="P3" style:family="paragraph" style:parent-style-name="Standard">
      <style:text-properties officeooo:rsid="00161a04" officeooo:paragraph-rsid="00161a04"/>
    </style:style>
    <style:style style:name="P4" style:family="paragraph" style:parent-style-name="Standard">
      <style:text-properties officeooo:rsid="00161a04" officeooo:paragraph-rsid="0016664e"/>
    </style:style>
    <style:style style:name="P5" style:family="paragraph" style:parent-style-name="Standard">
      <style:text-properties officeooo:rsid="0016664e" officeooo:paragraph-rsid="0016664e"/>
    </style:style>
    <style:style style:name="P6" style:family="paragraph" style:parent-style-name="Text_20_body">
      <style:paragraph-properties fo:margin-left="0cm" fo:margin-right="0cm" fo:margin-top="0.397cm" fo:margin-bottom="0.529cm" style:contextual-spacing="false" style:line-height-at-least="0.794cm" fo:orphans="2" fo:widows="2" fo:text-indent="0cm" style:auto-text-indent="false"/>
      <style:text-properties fo:font-variant="normal" fo:text-transform="none" style:font-name="inter" fo:font-size="14.25pt" fo:letter-spacing="normal" fo:font-style="normal" fo:font-weight="normal"/>
    </style:style>
    <style:style style:name="T1" style:family="text">
      <style:text-properties fo:font-variant="normal" fo:text-transform="none" fo:color="#212121" loext:opacity="100%" style:font-name="Inter" fo:font-size="12.75pt" fo:letter-spacing="normal" fo:font-style="normal" fo:font-weight="normal"/>
    </style:style>
    <style:style style:name="T2" style:family="text">
      <style:text-properties officeooo:rsid="0016664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</text:index-body>
      </text:table-of-content>
      <text:p text:style-name="P3">Capítulo 1 …………………………………………………………………………. <text:span text:style-name="T2">Página 2</text:span></text:p>
      <text:p text:style-name="P4">Capítulo 2 …………………………………………………………………………. <text:span text:style-name="T2">Página 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apítulo 1</text:p>
      <text:p text:style-name="P3"/>
      <text:h text:style-name="P1" text:outline-level="1">Chefe do Instagram admite que plataforma focou demais em vídeos</text:h>
      <text:p text:style-name="P6">Após reconhecer que a rede pesou a mão na entrega de vídeos, Adam Mosseri explicou que o Instagram vem tentando restaurar seu equilíbrio</text:p>
      <text:p text:style-name="P3"><text:span text:style-name="T1">Na última sexta-feira (20), o chefe do Instagram, Adam Mosseri, admitiu que a rede social pesou a mão na distribuição de vídeos em 2022. Em seus Stories do Instagram, o CEO contou que, ao longo do ano, a plataforma de fato deu um enfoque muito grande nesse tipo de postagem e acabou mostrando poucas fotos para seus usuários.</text:span> </text:p>
      <text:p text:style-name="P3"><text:span text:style-name="T1"/></text:p>
      <text:p text:style-name="P3"><text:span text:style-name="T1">De acordo com Mosseri, que falou sobre a situação enquanto respondia uma dúvida sobre fotógrafos terem se decepcionado com a rede social, o Instagram tem agora tentado rever a situação e equilibrar a distribuição dos dois tipos de formatos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Capítulo 2 </text:p>
      <text:p text:style-name="P5"/>
      <text:h text:style-name="P2" text:outline-level="1">Spotify anuncia corte de 6% de sua força global, cerca de 600 pessoas</text:h>
      <text:p text:style-name="P6">Plataforma é mais uma a entrar no time de demissões em massa; até líder que dobrou receita em publicidade deixará a marca</text:p>
      <text:p text:style-name="P5"><text:span text:style-name="T1">O Spotify acaba de entrar na lista de empresas que estão realizando demissões em massa. A companhia anunciou que vai desligar cerca de 6% de sua força global, perto de 600 profissionais. Assim como Microsoft, Amazon, Google e Meta, o serviço de streaming de áudio está se deparando com desafios econômicos, o que acaba afetando a sua base de funcionários.</text:span> </text:p>
      <text:p text:style-name="P5"><text:span text:style-name="T1"/></text:p>
      <text:p text:style-name="P5"><text:span text:style-name="T1">As demissões serão informadas durante o dia. Cada funcionário que receber a má notícia vai ter cinco meses de indenização e custos médicos pagos pela empresa nesse período.</text:span> 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Roboto, Oxygen-Sans, Ubuntu, Cantarell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" svg:font-family="inter, apple-system, BlinkMacSystemFont, 'segoe ui', roboto, oxygen-sans, ubuntu, cantarell, 'helvetica neue', sans-serif"/>
    <style:font-face style:name="pt sans narrow" svg:font-family="'pt sans narrow'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0:09:56.403000000</meta:creation-date>
    <dc:date>2023-01-23T20:22:41.415000000</dc:date>
    <meta:editing-duration>PT2M34S</meta:editing-duration>
    <meta:editing-cycles>1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13" meta:word-count="268" meta:character-count="1611" meta:non-whitespace-character-count="1351"/>
  </office:meta>
</office:document-meta>
</file>